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78aa" officeooo:paragraph-rsid="000f78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o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5:06:26.782000000</meta:creation-date>
    <dc:date>2014-11-11T15:06:44.558000000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4.3.3.2$Windows_x86 LibreOffice_project/9bb7eadab57b6755b1265afa86e04bf45fbfc644</meta:generator>
  </office:meta>
</office:document-meta>
</file>